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OrgSubtitle">
      <style:text-properties fo:font-style="normal" style:font-style-asian="normal" style:font-style-complex="normal"/>
    </style:style>
    <style:style style:name="P4" style:family="paragraph" style:parent-style-name="OrgTitle">
      <style:text-properties fo:font-style="normal" style:font-style-asian="normal" style:font-style-complex="normal"/>
    </style:style>
    <style:style style:name="P5" style:family="paragraph" style:parent-style-name="Text_20_body" style:list-style-name="OrgBulletedList">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Heading_20_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f829e" style:font-style-asian="normal" style:font-style-complex="normal"/>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4"><text:title>DISSCO features</text:title></text:p>
      <text:p text:style-name="P4"/>
      <text:p text:style-name="P3"><text:initial-creator>Fanbo Xiang</text:initial-creator></text:p>
      <text:p text:style-name="P3"/>
      <text:h text:style-name="P7" text:outline-level="1"><text:bookmark-start text:name="OrgXref.org0bb6e97"/><text:bookmark text:name="org0bb6e97"/>Random Density Function <text:bookmark-end text:name="OrgXref.org0bb6e97"/></text:h>
      <text:h text:style-name="P6" text:outline-level="2"><text:bookmark-start text:name="OrgXref.orga96cc77"/><text:bookmark text:name="orga96cc77"/>Description <text:bookmark-end text:name="OrgXref.orga96cc77"/></text:h>
      <text:p text:style-name="P2">This function provides the feature to control the density of events with an envelope. </text:p>
      <text:h text:style-name="P6" text:outline-level="2"><text:bookmark-start text:name="OrgXref.org5aa95c5"/><text:bookmark text:name="org5aa95c5"/>Usage <text:bookmark-end text:name="OrgXref.org5aa95c5"/></text:h>
      <text:list xml:id="list6701102843373002994" text:style-name="OrgBulletedList">
        <text:list-item>
          <text:p text:style-name="P5">create an envelope. The envelope has to start at x=0 and end at x=1, the y scale does not matter. This envelope represents the probability density function. Lets make it like a bell curve: high in the middle and low at the end points end points. </text:p>
        </text:list-item>
        <text:list-item>
          <text:p text:style-name="P5">We can use the envelope to control the start time of events. For example, in a "Bottom" event, we do an "Insert Function" for the "Child Start Time" and choose "Random Density" as the function. We put in the Id of the envelope we just created, put in "Start Time" and "End Time" corresponding to 0 and 1 on the envelope. For example, we put 0 for "Start Time" and 10 for "End Time". </text:p>
        </text:list-item>
        <text:list-item>
          <text:p text:style-name="P5">When we synthesize the piece. If we use a bell-shaped curve and 0, 10 as the parameters for start and end times. We will see note cluttered at t=5, and moving towards 0 and 10, there are less and less notes. </text:p>
        </text:list-item>
      </text:list>
      <text:h text:style-name="P7" text:outline-level="1"><text:bookmark-start text:name="OrgXref.orgb06611d"/><text:bookmark text:name="orgb06611d"/>Markov Chain Model <text:bookmark-end text:name="OrgXref.orgb06611d"/></text:h>
      <text:h text:style-name="P6" text:outline-level="2"><text:bookmark-start text:name="OrgXref.org54f5213"/><text:bookmark text:name="org54f5213"/>Description <text:bookmark-end text:name="OrgXref.org54f5213"/></text:h>
      <text:p text:style-name="Text_20_body"><text:span text:style-name="T1">DISSCO has a integrated Markov chain model. Markov chain is essentially a set of states and transitions. You can read more about Markov chain on Wikipedia, </text:span><text:a xlink:type="simple" xlink:href="https://en.wikipedia.org/wiki/Markov_chain" text:style-name="Internet_20_link" text:visited-style-name="Visited_20_Internet_20_Link"><text:span text:style-name="T1">https://en.wikipedia.org/wiki/Markov_chain</text:span></text:a><text:span text:style-name="T1">. Markov chain will enable DISSCO </text:span><text:span text:style-name="T2">to </text:span><text:span text:style-name="T1">produce notes based on previous notes, for example, if a C6 is played, the next note can be E6 with 50% probability or G6 with 50% probability. It also works with rhythms, and anywhere else that takes a integer/float function as input. </text:span></text:p>
      <text:h text:style-name="P6" text:outline-level="2"><text:bookmark-start text:name="OrgXref.org9c83d66"/><text:bookmark text:name="org9c83d66"/>Usage by examples <text:bookmark-end text:name="OrgXref.org9c83d66"/></text:h>
      <text:list xml:id="list163604562146714" text:style-name="OrgBulletedList">
        <text:list-item>
          <text:p text:style-name="P5">open a new project or an existing project </text:p>
        </text:list-item>
        <text:list-item>
          <text:p text:style-name="P5">follow the DISSCO tutorial and create some spectrum notes (so we have something to listen to) </text:p>
        </text:list-item>
        <text:list-item>
          <text:p text:style-name="P5">click "Markov Model Library" at the bottom left </text:p>
        </text:list-item>
        <text:list-item>
          <text:p text:style-name="P5">right click on the blank list on the left of the Markov Model Library window and choose "create" </text:p>
        </text:list-item>
        <text:list-item>
          <text:p text:style-name="P5"><text:soft-page-break/>click the created entry and look at the panel on the right </text:p>
        </text:list-item>
        <text:list-item>
          <text:p text:style-name="P5">put an integer size in the text box and click "set". For purpose of tutorial, we put "2" </text:p>
        </text:list-item>
        <text:list-item>
          <text:p text:style-name="P5">Now we can see "Initial Distribution", "Values for states", and "Transition Matrix" </text:p>
        </text:list-item>
        <text:list-item>
          <text:p text:style-name="P5">Initial Distribution is where we specify the initial state the Markov chain is in. For example, put in "1", "0", "0" will make sure the Markov chain start from state 1 every time. </text:p>
        </text:list-item>
        <text:list-item>
          <text:p text:style-name="P5">"Value for states" is the output of the function at specific state. For example, if someone tries to get a value from the Markov chain and the Markov chain is at state 1, he will get the value written in "Value for states". For tutorial, we put "60", "64". </text:p>
        </text:list-item>
        <text:list-item>
          <text:p text:style-name="P5">"Transition Matrix" is the transition matrix for the Markov chain. For example, if in the first row, we put in 0.3, 0.7, then if the Markov is in state 1, it will have 30% chance of stating in state 1 and 70% chance to move to state 2. For tutorial, we put in "0", "1" in the first row and "1", "0" in the second row. What this transition matrix will do is jumping back and forth between the 2 states. Numbers do not need to sum up to 1, for example, if DISSCO sees a line "1 2", it will convert it to "1/3, 2/3" before sampling. </text:p>
        </text:list-item>
        <text:list-item>
          <text:p text:style-name="P5">Now create a "Bottom" and set the number of children to create to "10". Set "Child Event Definition" to "Sweep" and "Child Start Time" to "PREVIOUS CHILD DURATION". Set "Child Type" to "0", "Child Duration" and "Max Child Duration" to "1". Drag a spectrum into the child layer. </text:p>
        </text:list-item>
        <text:list-item>
          <text:p text:style-name="P5">Now we use the Markov chain to change the frequency of different children. We choose "Equal Tempered" frequency, and in the "Value" field, we click "Insert Function" and choose "GetFromMarkovChain". Set the "Markov Model Id" to "0" or if you created multiple models, choose the one you want. </text:p>
        </text:list-item>
        <text:list-item>
          <text:p text:style-name="P5">synthesize and listen to the notes going back and forth between 60(C) and 64(E). </text:p>
        </text:list-item>
      </text:list>
      <text:h text:style-name="P6" text:outline-level="2"><text:bookmark-start text:name="OrgXref.org645c080"/><text:bookmark text:name="org645c080"/>DISSCO file format <text:bookmark-end text:name="OrgXref.org645c080"/></text:h>
      <text:p text:style-name="P2">The Markov Model Library section is placed in the file after EnvelopeLibrary section. The format is as follows: First line is the number of models in the project, the next lines are the models. Each model is described with 4 lines. First line of model is the state size k; the next line is k numbers representing the values for states; the next line is k numbers representing the initial distribution, the next line is k*k numbers representing a flattened transition matri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nbo Xiang</meta:initial-creator>
    <dc:date>2018-06-06T15:22:45.974221308</dc:date>
    <meta:creation-date>2018-05-02T16:36:03</meta:creation-date>
    <meta:generator>LibreOffice/5.1.6.2$Linux_X86_64 LibreOffice_project/10m0$Build-2</meta:generator>
    <meta:keyword/>
    <dc:subject/>
    <dc:title>DISSCO features</dc:title>
    <meta:editing-duration>PT2H1M12S</meta:editing-duration>
    <meta:editing-cycles>2</meta:editing-cycles>
    <meta:document-statistic meta:table-count="0" meta:image-count="0" meta:object-count="0" meta:page-count="2" meta:paragraph-count="32" meta:word-count="770" meta:character-count="4187" meta:non-whitespace-character-count="3439"/>
  </office:meta>
</office:document-meta>
</file>